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4" draw:layer="layout" svg:width="5.5cm" svg:height="1.736cm" svg:x="-4.5cm" svg:y="-1.5cm">
          <text:p text:style-name="P1">Make SIP C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6.5cm" svg:height="2.052cm" svg:x="17cm" svg:y="-1.5cm">
          <text:p text:style-name="P1">Connect to </text:p>
          <text:p text:style-name="P1">Conference-Bri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6cm" svg:height="2.5cm" svg:x="-15cm" svg:y="-1.5cm">
          <text:p text:style-name="P1">Disconnect SIP C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6.333cm" svg:height="2cm" svg:x="5.571cm" svg:y="-1.448cm">
          <text:p text:style-name="P1">Disconnect from </text:p>
          <text:p text:style-name="P1">Conference-Bri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5.429cm" svg:height="5.429cm" svg:x="-18.429cm" svg:y="3.571cm">
          <text:p text:style-name="P1">Kein Anruf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5" draw:layer="layout" svg:width="5.429cm" svg:height="5.428cm" svg:x="0.142cm" svg:y="3.552cm">
          <text:p text:style-name="P1">Logischer </text:p>
          <text:p text:style-name="P1">SIP-Anruf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9" draw:layer="layout" svg:width="5.429cm" svg:height="5.429cm" svg:x="23.5cm" svg:y="3.571cm">
          <text:p text:style-name="P1">In der </text:p>
          <text:p text:style-name="P1">Conference-</text:p>
          <text:p text:style-name="P1"><text:s/>Bridg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13" draw:layer="layout" svg:width="5.429cm" svg:height="5.429cm" svg:x="46.5cm" svg:y="3.571cm">
          <text:p text:style-name="P1">High Quality</text:p>
          <text:p text:style-name="P1">Anruf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" draw:layer="layout" svg:width="4.75cm" svg:height="4.75cm" svg:x="-9cm" svg:y="7.5cm">
          <text:p text:style-name="P1">Entfernung</text:p>
          <text:p text:style-name="P1">&lt; öffentliche Distanz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6" draw:layer="layout" svg:width="4.75cm" svg:height="4.75cm" svg:x="12cm" svg:y="7.75cm">
          <text:p text:style-name="P1">Entfernung &lt;</text:p>
          <text:p text:style-name="P1">soziale Distan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10" draw:layer="layout" svg:width="4.75cm" svg:height="4.75cm" svg:x="35.5cm" svg:y="7cm">
          <text:p text:style-name="P1">Entfernung &lt;</text:p>
          <text:p text:style-name="P1">private Distan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curve" svg:x1="-9cm" svg:y1="9.874cm" svg:x2="-9cm" svg:y2="-0.25cm" draw:start-shape="id1" draw:start-glue-point="5" draw:end-shape="id2" draw:end-glue-point="1">
          <text:p/>
        </draw:connector>
        <draw:connector draw:style-name="gr3" draw:text-style-name="P2" draw:layer="layout" draw:type="curve" svg:x1="-15.715cm" svg:y1="9cm" svg:x2="-6.626cm" svg:y2="12.25cm" draw:start-shape="id3" draw:start-glue-point="8" draw:end-shape="id1" draw:end-glue-point="6">
          <text:p/>
        </draw:connector>
        <draw:connector draw:style-name="gr3" draw:text-style-name="P2" draw:layer="layout" draw:type="curve" svg:x1="-4.25cm" svg:y1="9.874cm" svg:x2="-4.5cm" svg:y2="-0.632cm" draw:start-shape="id1" draw:start-glue-point="7" draw:end-shape="id4" draw:end-glue-point="3">
          <text:p/>
        </draw:connector>
        <draw:connector draw:style-name="gr3" draw:text-style-name="P2" draw:layer="layout" draw:type="curve" svg:x1="2.856cm" svg:y1="8.98cm" svg:x2="14.374cm" svg:y2="12.5cm" draw:start-shape="id5" draw:start-glue-point="8" draw:end-shape="id6" draw:end-glue-point="6">
          <text:p/>
        </draw:connector>
        <draw:connector draw:style-name="gr3" draw:text-style-name="P2" draw:layer="layout" draw:type="curve" svg:x1="12cm" svg:y1="10.124cm" svg:x2="11.904cm" svg:y2="-0.448cm" draw:start-shape="id6" draw:start-glue-point="5" draw:end-shape="id7" draw:end-glue-point="1">
          <text:p/>
        </draw:connector>
        <draw:connector draw:style-name="gr3" draw:text-style-name="P2" draw:layer="layout" draw:type="curve" svg:x1="2.856cm" svg:y1="8.98cm" svg:x2="-6.626cm" svg:y2="12.25cm" draw:start-shape="id5" draw:start-glue-point="8" draw:end-shape="id1" draw:end-glue-point="6">
          <text:p/>
        </draw:connector>
        <draw:connector draw:style-name="gr3" draw:text-style-name="P2" draw:layer="layout" draw:type="curve" svg:x1="16.75cm" svg:y1="10.124cm" svg:x2="17cm" svg:y2="-0.474cm" draw:start-shape="id6" draw:start-glue-point="7" draw:end-shape="id8" draw:end-glue-point="3">
          <text:p/>
        </draw:connector>
        <draw:connector draw:style-name="gr3" draw:text-style-name="P2" draw:layer="layout" draw:type="curve" svg:x1="26.214cm" svg:y1="9cm" svg:x2="37.874cm" svg:y2="11.75cm" draw:start-shape="id9" draw:start-glue-point="8" draw:end-shape="id10" draw:end-glue-point="6">
          <text:p/>
        </draw:connector>
        <draw:connector draw:style-name="gr3" draw:text-style-name="P2" draw:layer="layout" draw:type="curve" svg:x1="35.5cm" svg:y1="9.374cm" svg:x2="35.571cm" svg:y2="-0.474cm" draw:start-shape="id10" draw:start-glue-point="5" draw:end-shape="id11" draw:end-glue-point="1">
          <text:p/>
        </draw:connector>
        <draw:connector draw:style-name="gr3" draw:text-style-name="P2" draw:layer="layout" draw:type="curve" svg:x1="26.214cm" svg:y1="9cm" svg:x2="14.374cm" svg:y2="12.5cm" draw:start-shape="id9" draw:start-glue-point="8" draw:end-shape="id6" draw:end-glue-point="6">
          <text:p/>
        </draw:connector>
        <draw:connector draw:style-name="gr3" draw:text-style-name="P2" draw:layer="layout" draw:type="curve" svg:x1="40.25cm" svg:y1="9.374cm" svg:x2="39.5cm" svg:y2="-0.474cm" draw:start-shape="id10" draw:start-glue-point="7" draw:end-shape="id12" draw:end-glue-point="3">
          <text:p/>
        </draw:connector>
        <draw:connector draw:style-name="gr3" draw:text-style-name="P2" draw:layer="layout" draw:type="curve" svg:x1="49.214cm" svg:y1="9cm" svg:x2="37.874cm" svg:y2="11.75cm" draw:start-shape="id13" draw:end-shape="id10" draw:end-glue-point="6">
          <text:p/>
        </draw:connector>
        <draw:connector draw:style-name="gr3" draw:text-style-name="P2" draw:layer="layout" draw:type="curve" svg:x1="1cm" svg:y1="-0.632cm" svg:x2="2.856cm" svg:y2="3.552cm" draw:start-shape="id4" draw:start-glue-point="1" draw:end-shape="id5" draw:end-glue-point="4">
          <text:p/>
        </draw:connector>
        <draw:connector draw:style-name="gr3" draw:text-style-name="P2" draw:layer="layout" draw:type="curve" svg:x1="-15cm" svg:y1="-0.25cm" svg:x2="-15.715cm" svg:y2="3.571cm" draw:start-shape="id2" draw:start-glue-point="3" draw:end-shape="id3" draw:end-glue-point="4">
          <text:p/>
        </draw:connector>
        <draw:connector draw:style-name="gr3" draw:text-style-name="P2" draw:layer="layout" draw:type="curve" svg:x1="-13cm" svg:y1="6.285cm" svg:x2="-13cm" svg:y2="6.285cm" draw:start-shape="id3" draw:end-shape="id3">
          <text:p/>
        </draw:connector>
        <draw:connector draw:style-name="gr3" draw:text-style-name="P2" draw:layer="layout" draw:type="curve" svg:x1="23.5cm" svg:y1="-0.474cm" svg:x2="26.214cm" svg:y2="3.571cm" draw:start-shape="id8" draw:start-glue-point="1" draw:end-shape="id9" draw:end-glue-point="4">
          <text:p/>
        </draw:connector>
        <draw:connector draw:style-name="gr3" draw:text-style-name="P2" draw:layer="layout" draw:type="curve" svg:x1="5.571cm" svg:y1="-0.448cm" svg:x2="2.856cm" svg:y2="3.552cm" draw:start-shape="id7" draw:start-glue-point="3" draw:end-shape="id5" draw:end-glue-point="4">
          <text:p/>
        </draw:connector>
        <draw:custom-shape draw:style-name="gr1" draw:text-style-name="P2" draw:id="id11" draw:layer="layout" svg:width="6.5cm" svg:height="2.052cm" svg:x="29.071cm" svg:y="-1.5cm">
          <text:p text:style-name="P1">Low Quality Cod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6.5cm" svg:height="2.052cm" svg:x="39.5cm" svg:y="-1.5cm">
          <text:p text:style-name="P1">HIgh Quality Cod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29.071cm" svg:y1="-0.474cm" svg:x2="26.214cm" svg:y2="3.571cm" draw:start-shape="id11" draw:start-glue-point="3" draw:end-shape="id9" draw:end-glue-point="4">
          <text:p/>
        </draw:connector>
        <draw:connector draw:style-name="gr3" draw:text-style-name="P2" draw:layer="layout" draw:type="curve" svg:x1="46cm" svg:y1="-0.474cm" svg:x2="49.214cm" svg:y2="3.571cm" draw:start-shape="id12" draw:start-glue-point="1" draw:end-shape="id13" draw:end-glue-point="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5-30T15:31:37</meta:creation-date>
    <dc:date>2008-05-30T16:30:24</dc:date>
    <meta:editing-cycles>2</meta:editing-cycles>
    <meta:editing-duration>PT25M59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